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na_regen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gic_shield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style-name="ce5" office:value-type="string" calcext:value-type="string">
            <text:p>tormentor</text:p>
          </table:table-cell>
          <table:table-cell table:number-columns-repeated="8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8"/>
          <table:table-cell table:style-name="ce5" office:value-type="string" calcext:value-type="string">
            <text:p>warlock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9"/>
          <table:table-cell office:value-type="string" calcext:value-type="string">
            <text:p>mana_regen_percent</text:p>
          </table:table-cell>
          <table:table-cell table:number-columns-repeated="9"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_big</text:p>
          </table:table-cell>
          <table:table-cell/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amage_big</text:p>
          </table:table-cell>
          <table:table-cell/>
          <table:table-cell office:value-type="string" calcext:value-type="string">
            <text:p>all_chaos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energy_perce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</text:p>
          </table:table-cell>
          <table:table-cell table:number-columns-repeated="3"/>
          <table:table-cell table:style-name="ce5"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lightning_penetratio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tration</text:p>
          </table:table-cell>
          <table:table-cell table:number-columns-repeated="3"/>
          <table:table-cell office:value-type="string" calcext:value-type="string">
            <text:p>chaos_penetration</text:p>
          </table:table-cell>
          <table:table-cell table:number-columns-repeated="5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regen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5" office:value-type="string" calcext:value-type="string">
            <text:p>mana_battery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_percent</text:p>
          </table:table-cell>
          <table:table-cell table:number-columns-repeated="6"/>
          <table:table-cell office:value-type="string" calcext:value-type="string">
            <text:p>health_percent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/>
          <table:table-cell office:value-type="string" calcext:value-type="string">
            <text:p>lightning_penetratio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chaos_penetration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ll_physical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ms_all_in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4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mant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wate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_ao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_big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_bi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table:number-columns-repeated="4"/>
          <table:table-cell table:style-name="ce5" office:value-type="string" calcext:value-type="string">
            <text:p>divinit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t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armony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percent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arlock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ical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inc_aoe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rit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etratio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4"/>
          <table:table-cell office:value-type="string" calcext:value-type="string">
            <text:p>inc_ao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etratio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all_elemental_damage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/>
          <table:table-cell table:style-name="ce3"/>
          <table:table-cell/>
          <table:table-cell office:value-type="string" calcext:value-type="string">
            <text:p>mana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table:number-columns-repeated="5"/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table:style-name="ce5"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office:value-type="string" calcext:value-type="string">
            <text:p>spell_elemental_damage_big</text:p>
          </table:table-cell>
          <table:table-cell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5"/>
          <table:table-cell table:style-name="ce3" office:value-type="string" calcext:value-type="string">
            <text:p>cdr_big</text:p>
          </table:table-cell>
          <table:table-cell table:style-name="ce3" table:number-columns-repeated="5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6"/>
          <table:table-cell office:value-type="string" calcext:value-type="string">
            <text:p>hp_hp_regen_big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table:style-name="ce3"/>
          <table:table-cell/>
          <table:table-cell office:value-type="string" calcext:value-type="string">
            <text:p>dodge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5"/>
          <table:table-cell office:value-type="string" calcext:value-type="string">
            <text:p>crossbow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lightnin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5"/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chao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rmor_percent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mor_penetratio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sniper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staff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3"/>
          <table:table-cell table:style-name="ce5" office:value-type="string" calcext:value-type="string">
            <text:p>dodge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refined_t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chaos_damage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dex_dmg_bi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6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int_b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irit_cost_big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</text:p>
          </table:table-cell>
          <table:table-cell table:number-columns-repeated="3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phys_to_chao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style-name="ce5"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chaos_penetration_big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phys_to_chaos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ce5"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5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water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armor_penetration_percent</text:p>
          </table:table-cell>
          <table:table-cell/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regen_percent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</text:p>
          </table:table-cell>
          <table:table-cell table:number-columns-repeated="6"/>
          <table:table-cell office:value-type="string" calcext:value-type="string">
            <text:p>magic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6"/>
          <table:table-cell office:value-type="string" calcext:value-type="string">
            <text:p>mana_regen_percent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ealth_regen_percent_big</text:p>
          </table:table-cell>
          <table:table-cell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regen_percent_big</text:p>
          </table:table-cell>
          <table:table-cell table:number-columns-repeated="3"/>
          <table:table-cell office:value-type="string" calcext:value-type="string">
            <text:p>sword_damage_big</text:p>
          </table:table-cell>
          <table:table-cell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rmor_percent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85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85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858"/>
        </table:table-row>
        <table:table-row table:style-name="ro1" table:number-rows-repeated="1047898">
          <table:table-cell table:number-columns-repeated="1024"/>
        </table:table-row>
        <table:table-row table:style-name="ro2" table:number-rows-repeated="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8">00/00/0000</text:date>, <text:time style:data-style-name="N2" text:time-value="14:09:02.6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08T14:09:12.022000000</dc:date>
    <meta:editing-cycles>88</meta:editing-cycles>
    <meta:editing-duration>PT8H47S</meta:editing-duration>
    <meta:document-statistic meta:table-count="1" meta:cell-count="3291" meta:object-count="0"/>
  </office:meta>
</office:document-meta>
</file>